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0000007AB60D4CF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70000007AB60D4CFAB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70000007AB60D4CFAB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70000007AB60D4CFAB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70000007AB60D4CFAB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70000007AB60D4CFAB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70000007AB60D4CFAB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70000007AB60D4CFAB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70000007AB60D4CFAB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70000007AB60D4CF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6T07:25:38.438314381</dc:date>
    <meta:editing-duration>P2DT1H6M6S</meta:editing-duration>
    <meta:editing-cycles>16</meta:editing-cycles>
    <meta:generator>LibreOffice/7.6.7.2$Linux_X86_64 LibreOffice_project/60$Build-2</meta:generator>
    <meta:print-date>2024-08-16T07:22:08.888130611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